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style:style style:name="P3" style:family="paragraph">
      <style:text-properties fo:color="#000000"/>
    </style:style>
    <style:style style:name="P4" style:parent-style-name="Text_20body" style:family="paragraph"/>
    <style:style style:name="T2" style:parent-style-name="Text_20body" style:family="text">
      <style:text-properties fo:color="#000000"/>
    </style:style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2T10:00:00</dc:date>
          </delta:change-info>
        </delta:change-transaction>
      </delta:tracked-changes>
      <text:h text:outline-level="1" text:style-name="P1">Paragraph Merge Across Table</text:h>
      <text:p text:style-name="P2">In this example, the paragraphs either side of a table will be merged together. The table and all text between square brackets will be deleted.</text:p>
      <text:p text:style-name="P2">This will remain. [<delta:merge delta:removal-change-idref="D"><delta:leading-partial-content><text:span text:style-name="T1">This will be deleted.</text:span></delta:leading-partial-content><delta:intermediate-content><table:table><table:table-column/><table:table-column/><table:table-row><table:table-cell><text:p text:style-name="P3">This table will</text:p></table:table-cell><table:table-cell><text:p text:style-name="P3">Be deleted</text:p></table:table-cell></table:table-row></table:table></delta:intermediate-content><delta:trailing-partial-content><text:p text:style-name="P4"><text:span text:style-name="T2">This text will be deleted.</text:span></text:p></delta:trailing-partial-content></delta:merge><text:span text:style-name="T2">] And this will remain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4T17:43:34</dc:date>
    <meta:creation-date>2010-06-22T10:17:32</meta:creation-date>
    <dc:creator>Tristan Mitchell</dc:creator>
  </office:meta>
</office:document-meta>
</file>